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family="paragraph">
      <style:paragraph-properties fo:margin-bottom="0in" fo:line-height="100%"/>
      <style:text-properties fo:color="#FF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color="#FF0000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dater<text:s/>serie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<text:s/>opdatere et<text:s/>kursus eller for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 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<text:s/>opdater<text:s/>serie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Brugere redigere i teksten</text:p>
              </text:list-item>
              <text:list-item>
                <text:p text:style-name="P66">Der trykkes på<text:s/>gem<text:s/>for at gemme den nye serie.</text:p>
              </text:list-item>
              <text:list-item>
                <text:p text:style-name="P67">der trykkes på<text:s/>opdater<text:s/>– for at<text:s/>redigere<text:s/>en kursus titel.</text:p>
              </text:list-item>
              <text:list-item>
                <text:p text:style-name="P68">der trykkes på<text:s/>gem<text:s/>for gemme den nye kursus titel</text:p>
              </text:list-item>
            </text:list>
            <text:p text:style-name="P69"/>
          </table:table-cell>
        </table:table-row>
        <table:table-row table:style-name="TableRow70">
          <table:table-cell table:style-name="TableCell71">
            <text:p text:style-name="P72">Alternate flow/</text:p>
            <text:p text:style-name="P73">Exceptions: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ost betingelser:</text:p>
          </table:table-cell>
          <table:table-cell table:style-name="TableCell79">
            <text:p text:style-name="P80">Kursus serie og kursus titler vises til brugeren.</text:p>
          </table:table-cell>
        </table:table-row>
        <table:table-row table:style-name="TableRow81">
          <table:table-cell table:style-name="TableCell82">
            <text:p text:style-name="P83">Author:</text:p>
          </table:table-cell>
          <table:table-cell table:style-name="TableCell84">
            <text:p text:style-name="P85">Nikolai Christiansen</text:p>
          </table:table-cell>
        </table:table-row>
        <table:table-row table:style-name="TableRow86">
          <table:table-cell table:style-name="TableCell87">
            <text:p text:style-name="P88">Revision &amp; Date:</text:p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3:38:00Z</meta:creation-date>
    <dc:date>2017-10-27T14:07:00Z</dc:date>
    <meta:template xlink:href="Normal" xlink:type="simple"/>
    <meta:editing-cycles>3</meta:editing-cycles>
    <meta:editing-duration>PT420S</meta:editing-duration>
    <meta:document-statistic meta:page-count="1" meta:paragraph-count="1" meta:word-count="92" meta:character-count="657" meta:row-count="4" meta:non-whitespace-character-count="566"/>
  </office:meta>
</office:document-meta>
</file>